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c237"/>
    </style:style>
    <style:style style:name="P2" style:family="paragraph" style:parent-style-name="Standard">
      <style:text-properties officeooo:paragraph-rsid="00192ad6"/>
    </style:style>
    <style:style style:name="P3" style:family="paragraph" style:parent-style-name="Text_20_body">
      <style:text-properties officeooo:paragraph-rsid="00109b80"/>
    </style:style>
    <style:style style:name="P4" style:family="paragraph" style:parent-style-name="Text_20_body">
      <style:text-properties officeooo:rsid="0011bbba" officeooo:paragraph-rsid="00121493"/>
    </style:style>
    <style:style style:name="P5" style:family="paragraph" style:parent-style-name="Text_20_body">
      <style:text-properties officeooo:rsid="0011bbba" officeooo:paragraph-rsid="00143172"/>
    </style:style>
    <style:style style:name="P6" style:family="paragraph" style:parent-style-name="Text_20_body">
      <style:text-properties officeooo:rsid="0011bbba" officeooo:paragraph-rsid="0011bbba"/>
    </style:style>
    <style:style style:name="P7" style:family="paragraph" style:parent-style-name="Text_20_body">
      <style:text-properties officeooo:rsid="0011bbba" officeooo:paragraph-rsid="001486df"/>
    </style:style>
    <style:style style:name="P8" style:family="paragraph" style:parent-style-name="Text_20_body">
      <style:text-properties officeooo:rsid="0011bbba" officeooo:paragraph-rsid="00129b9b"/>
    </style:style>
    <style:style style:name="P9" style:family="paragraph" style:parent-style-name="Text_20_body">
      <style:text-properties officeooo:rsid="0011bbba" officeooo:paragraph-rsid="001665d1"/>
    </style:style>
    <style:style style:name="P10" style:family="paragraph" style:parent-style-name="Text_20_body">
      <style:text-properties officeooo:rsid="0011bbba" officeooo:paragraph-rsid="0018c237"/>
    </style:style>
    <style:style style:name="P11" style:family="paragraph" style:parent-style-name="Text_20_body">
      <style:text-properties officeooo:paragraph-rsid="0011bbba"/>
    </style:style>
    <style:style style:name="P12" style:family="paragraph" style:parent-style-name="Text_20_body">
      <style:text-properties officeooo:paragraph-rsid="001486df"/>
    </style:style>
    <style:style style:name="P13" style:family="paragraph" style:parent-style-name="Text_20_body">
      <style:text-properties officeooo:paragraph-rsid="00121493"/>
    </style:style>
    <style:style style:name="P14" style:family="paragraph" style:parent-style-name="Text_20_body">
      <style:text-properties fo:font-weight="normal" officeooo:rsid="001486df" officeooo:paragraph-rsid="00161863" style:font-weight-asian="normal" style:font-weight-complex="normal"/>
    </style:style>
    <style:style style:name="P15" style:family="paragraph" style:parent-style-name="Text_20_body">
      <style:text-properties fo:font-weight="normal" officeooo:rsid="00161863" officeooo:paragraph-rsid="00161863" style:font-weight-asian="normal" style:font-weight-complex="normal"/>
    </style:style>
    <style:style style:name="P16" style:family="paragraph" style:parent-style-name="Text_20_body">
      <style:text-properties fo:font-weight="normal" officeooo:rsid="001665d1" officeooo:paragraph-rsid="001665d1" style:font-weight-asian="normal" style:font-weight-complex="normal"/>
    </style:style>
    <style:style style:name="P17" style:family="paragraph" style:parent-style-name="Text_20_body">
      <style:text-properties fo:font-weight="normal" officeooo:rsid="0018c237" officeooo:paragraph-rsid="0018c237" style:font-weight-asian="normal" style:font-weight-complex="normal"/>
    </style:style>
    <style:style style:name="P18" style:family="paragraph" style:parent-style-name="Text_20_body">
      <style:text-properties fo:font-weight="normal" officeooo:rsid="0018c237" officeooo:paragraph-rsid="00192ad6" style:font-weight-asian="normal" style:font-weight-complex="normal"/>
    </style:style>
    <style:style style:name="P19" style:family="paragraph" style:parent-style-name="Text_20_body">
      <style:text-properties officeooo:paragraph-rsid="00129b9b"/>
    </style:style>
    <style:style style:name="P20" style:family="paragraph" style:parent-style-name="Text_20_body">
      <style:text-properties officeooo:rsid="00143172" officeooo:paragraph-rsid="00143172"/>
    </style:style>
    <style:style style:name="P21" style:family="paragraph" style:parent-style-name="Text_20_body">
      <style:text-properties officeooo:rsid="001486df" officeooo:paragraph-rsid="00157f85"/>
    </style:style>
    <style:style style:name="P22" style:family="paragraph" style:parent-style-name="Text_20_body">
      <style:text-properties officeooo:rsid="001486df" officeooo:paragraph-rsid="00161863"/>
    </style:style>
    <style:style style:name="P23" style:family="paragraph" style:parent-style-name="Text_20_body">
      <style:text-properties officeooo:rsid="001486df" officeooo:paragraph-rsid="001486df"/>
    </style:style>
    <style:style style:name="P24" style:family="paragraph" style:parent-style-name="Text_20_body">
      <style:text-properties style:text-underline-style="solid" style:text-underline-width="auto" style:text-underline-color="font-color" officeooo:rsid="00143172" officeooo:paragraph-rsid="00143172"/>
    </style:style>
    <style:style style:name="P25" style:family="paragraph" style:parent-style-name="Text_20_body">
      <style:text-properties officeooo:rsid="001665d1" officeooo:paragraph-rsid="001665d1"/>
    </style:style>
    <style:style style:name="P26" style:family="paragraph" style:parent-style-name="Text_20_body">
      <style:text-properties officeooo:rsid="001814d2" officeooo:paragraph-rsid="001814d2"/>
    </style:style>
    <style:style style:name="P27" style:family="paragraph" style:parent-style-name="Text_20_body">
      <style:text-properties officeooo:paragraph-rsid="0018c237"/>
    </style:style>
    <style:style style:name="P28" style:family="paragraph" style:parent-style-name="Text_20_body">
      <style:text-properties officeooo:rsid="00192ad6" officeooo:paragraph-rsid="00192ad6"/>
    </style:style>
    <style:style style:name="P29" style:family="paragraph" style:parent-style-name="Text_20_body">
      <style:text-properties officeooo:rsid="001aa0f3" officeooo:paragraph-rsid="001aa0f3"/>
    </style:style>
    <style:style style:name="P30" style:family="paragraph" style:parent-style-name="Text_20_body">
      <style:text-properties officeooo:rsid="001aa0f3" officeooo:paragraph-rsid="001c99dc"/>
    </style:style>
    <style:style style:name="P31" style:family="paragraph" style:parent-style-name="Text_20_body">
      <style:text-properties officeooo:rsid="001c99dc" officeooo:paragraph-rsid="001c99dc"/>
    </style:style>
    <style:style style:name="P32" style:family="paragraph" style:parent-style-name="Text_20_body">
      <style:text-properties officeooo:rsid="001dd025" officeooo:paragraph-rsid="001dd025"/>
    </style:style>
    <style:style style:name="P33" style:family="paragraph" style:parent-style-name="Text_20_body">
      <style:text-properties style:text-underline-style="none" officeooo:rsid="001814d2" officeooo:paragraph-rsid="001814d2"/>
    </style:style>
    <style:style style:name="P34" style:family="paragraph" style:parent-style-name="Text_20_body">
      <style:text-properties officeooo:rsid="001f3cd0" officeooo:paragraph-rsid="001dd025"/>
    </style:style>
    <style:style style:name="P35" style:family="paragraph" style:parent-style-name="Text_20_body">
      <style:text-properties officeooo:rsid="001f3cd0" officeooo:paragraph-rsid="001f3cd0"/>
    </style:style>
    <style:style style:name="P36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dd025" officeooo:paragraph-rsid="001dd025"/>
    </style:style>
    <style:style style:name="P37" style:family="paragraph" style:parent-style-name="Text_20_body" style:list-style-name="L1">
      <style:text-properties officeooo:paragraph-rsid="0011bbba"/>
    </style:style>
    <style:style style:name="P38" style:family="paragraph" style:parent-style-name="Text_20_body" style:list-style-name="L1">
      <style:text-properties officeooo:rsid="0011bbba" officeooo:paragraph-rsid="0011bbba"/>
    </style:style>
    <style:style style:name="P39" style:family="paragraph" style:parent-style-name="Text_20_body" style:list-style-name="L1">
      <style:text-properties officeooo:rsid="0011bbba" officeooo:paragraph-rsid="001486df"/>
    </style:style>
    <style:style style:name="P40" style:family="paragraph" style:parent-style-name="Text_20_body" style:list-style-name="L1">
      <style:text-properties fo:font-weight="normal" officeooo:rsid="0011bbba" officeooo:paragraph-rsid="00121493" style:font-weight-asian="normal" style:font-weight-complex="normal"/>
    </style:style>
    <style:style style:name="P41" style:family="paragraph" style:parent-style-name="Text_20_body" style:list-style-name="L1">
      <style:text-properties fo:font-weight="normal" officeooo:rsid="00121493" officeooo:paragraph-rsid="001486df" style:font-weight-asian="normal" style:font-weight-complex="normal"/>
    </style:style>
    <style:style style:name="P42" style:family="paragraph" style:parent-style-name="Text_20_body" style:list-style-name="L2">
      <style:text-properties officeooo:rsid="001665d1" officeooo:paragraph-rsid="001665d1"/>
    </style:style>
    <style:style style:name="P43" style:family="paragraph" style:parent-style-name="Text_20_body" style:list-style-name="L2">
      <style:text-properties officeooo:rsid="001814d2" officeooo:paragraph-rsid="001665d1"/>
    </style:style>
    <style:style style:name="P44" style:family="paragraph" style:parent-style-name="Text_20_body" style:list-style-name="L3">
      <style:text-properties officeooo:rsid="001dd025" officeooo:paragraph-rsid="001dd025"/>
    </style:style>
    <style:style style:name="P45" style:family="paragraph" style:parent-style-name="Text_20_body" style:list-style-name="L3">
      <style:text-properties officeooo:rsid="001eb0b6" officeooo:paragraph-rsid="001eb0b6"/>
    </style:style>
    <style:style style:name="P46" style:family="paragraph" style:parent-style-name="Text_20_body">
      <style:text-properties officeooo:rsid="001f3cd0" officeooo:paragraph-rsid="001f3cd0"/>
    </style:style>
    <style:style style:name="P47" style:family="paragraph" style:parent-style-name="Text_20_body">
      <style:text-properties officeooo:rsid="00201cda" officeooo:paragraph-rsid="00201cda"/>
    </style:style>
    <style:style style:name="P48" style:family="paragraph" style:parent-style-name="Text_20_body">
      <style:text-properties officeooo:rsid="00204d11" officeooo:paragraph-rsid="00204d11"/>
    </style:style>
    <style:style style:name="P49" style:family="paragraph" style:parent-style-name="Text_20_body">
      <style:text-properties officeooo:rsid="00212a30" officeooo:paragraph-rsid="00212a30"/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Subtitle" style:master-page-name="First_20_Page">
      <style:paragraph-properties style:page-number="auto"/>
    </style:style>
    <style:style style:name="P52" style:family="paragraph" style:parent-style-name="Heading_20_2">
      <style:paragraph-properties fo:text-align="center" style:justify-single-word="false"/>
    </style:style>
    <style:style style:name="P53" style:family="paragraph" style:parent-style-name="Heading_20_3">
      <style:text-properties officeooo:paragraph-rsid="00192ad6"/>
    </style:style>
    <style:style style:name="P54" style:family="paragraph" style:parent-style-name="Heading_20_3">
      <style:text-properties officeooo:rsid="001f3cd0" officeooo:paragraph-rsid="001f3cd0"/>
    </style:style>
    <style:style style:name="P55" style:family="paragraph" style:parent-style-name="Heading_20_4">
      <style:text-properties officeooo:paragraph-rsid="001665d1"/>
    </style:style>
    <style:style style:name="P56" style:family="paragraph" style:parent-style-name="Heading_20_4">
      <style:text-properties officeooo:rsid="00204d11" officeooo:paragraph-rsid="00204d11"/>
    </style:style>
    <style:style style:name="P57" style:family="paragraph" style:parent-style-name="Heading_20_4">
      <style:text-properties officeooo:rsid="00212a30" officeooo:paragraph-rsid="00212a30"/>
    </style:style>
    <style:style style:name="T1" style:family="text">
      <style:text-properties officeooo:rsid="00109b80"/>
    </style:style>
    <style:style style:name="T2" style:family="text">
      <style:text-properties officeooo:rsid="0011bb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bbba" style:font-weight-asian="bold" style:font-weight-complex="bold"/>
    </style:style>
    <style:style style:name="T5" style:family="text">
      <style:text-properties fo:font-weight="bold" officeooo:rsid="00121493" style:font-weight-asian="bold" style:font-weight-complex="bold"/>
    </style:style>
    <style:style style:name="T6" style:family="text">
      <style:text-properties fo:font-weight="bold" officeooo:rsid="00129b9b" style:font-weight-asian="bold" style:font-weight-complex="bold"/>
    </style:style>
    <style:style style:name="T7" style:family="text">
      <style:text-properties fo:font-weight="bold" officeooo:rsid="001486df" style:font-weight-asian="bold" style:font-weight-complex="bold"/>
    </style:style>
    <style:style style:name="T8" style:family="text">
      <style:text-properties fo:font-weight="bold" officeooo:rsid="001665d1" style:font-weight-asian="bold" style:font-weight-complex="bold"/>
    </style:style>
    <style:style style:name="T9" style:family="text">
      <style:text-properties fo:font-weight="bold" officeooo:rsid="00143172" style:font-weight-asian="bold" style:font-weight-complex="bold"/>
    </style:style>
    <style:style style:name="T10" style:family="text">
      <style:text-properties fo:font-weight="bold" officeooo:rsid="001814d2" style:font-weight-asian="bold" style:font-weight-complex="bold"/>
    </style:style>
    <style:style style:name="T11" style:family="text">
      <style:text-properties fo:font-weight="bold" officeooo:rsid="0018c237" style:font-weight-asian="bold" style:font-weight-complex="bold"/>
    </style:style>
    <style:style style:name="T12" style:family="text">
      <style:text-properties fo:font-weight="bold" officeooo:rsid="00192ad6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1bbba"/>
    </style:style>
    <style:style style:name="T15" style:family="text">
      <style:text-properties officeooo:rsid="0012149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c99dc" style:font-weight-asian="normal" style:font-weight-complex="normal"/>
    </style:style>
    <style:style style:name="T18" style:family="text">
      <style:text-properties fo:font-weight="normal" officeooo:rsid="001eb0b6" style:font-weight-asian="normal" style:font-weight-complex="normal"/>
    </style:style>
    <style:style style:name="T19" style:family="text">
      <style:text-properties officeooo:rsid="00143172"/>
    </style:style>
    <style:style style:name="T20" style:family="text">
      <style:text-properties officeooo:rsid="00157f85"/>
    </style:style>
    <style:style style:name="T21" style:family="text">
      <style:text-properties officeooo:rsid="00161863"/>
    </style:style>
    <style:style style:name="T22" style:family="text">
      <style:text-properties officeooo:rsid="001665d1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1814d2" style:font-style-asian="italic" style:font-style-complex="italic"/>
    </style:style>
    <style:style style:name="T25" style:family="text">
      <style:text-properties fo:font-style="italic" style:text-underline-style="none" fo:font-weight="normal" officeooo:rsid="001665d1" style:font-style-asian="italic" style:font-weight-asian="normal" style:font-style-complex="italic" style:font-weight-complex="normal"/>
    </style:style>
    <style:style style:name="T26" style:family="text">
      <style:text-properties officeooo:rsid="001814d2"/>
    </style:style>
    <style:style style:name="T27" style:family="text">
      <style:text-properties style:text-underline-style="none"/>
    </style:style>
    <style:style style:name="T28" style:family="text">
      <style:text-properties fo:font-style="normal" style:text-underline-style="none" fo:font-weight="normal" officeooo:rsid="001665d1" style:font-style-asian="normal" style:font-weight-asian="normal" style:font-style-complex="normal" style:font-weight-complex="normal"/>
    </style:style>
    <style:style style:name="T29" style:family="text">
      <style:text-properties officeooo:rsid="0018c237"/>
    </style:style>
    <style:style style:name="T30" style:family="text">
      <style:text-properties officeooo:rsid="00192ad6"/>
    </style:style>
    <style:style style:name="T31" style:family="text">
      <style:text-properties officeooo:rsid="001aa0f3"/>
    </style:style>
    <style:style style:name="T32" style:family="text">
      <style:text-properties officeooo:rsid="001c99dc"/>
    </style:style>
    <style:style style:name="T33" style:family="text">
      <style:text-properties officeooo:rsid="00204d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>Техническая документация к проекту:</text:p>
      <text:p text:style-name="Subtitle">"Толковый лексикографический словарь русского жестового языка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0" text:outline-level="1"><text:soft-page-break/>Реализованные функции.</text:h>
      <text:h text:style-name="P52" text:outline-level="2">Структура проекта.</text:h>
      <text:p text:style-name="P3">«/app/<text:span text:style-name="T1">Http/Controllers</text:span>» - <text:span text:style-name="T1">папка с контроллерами проекта (управляющими элементами бизнес логики). Они являются связующим звеном между «View» и «Model». «View» отвечают за отображение информации, полученной от «Model» и обработанной в «Controller» для отображения. «Model» - является интерпретацией объекта таблицы базы данных и позволяет взаимодействовать с ней.</text:span></text:p>
      <text:h text:style-name="Heading_20_3" text:outline-level="3">«/<text:span text:style-name="T2">app/Http/Controllers/Api/pub/v1/*»</text:span></text:h>
      <text:h text:style-name="Heading_20_4" text:outline-level="4"><text:tab/>«<text:span text:style-name="T2">JestApiController</text:span>» - <text:span text:style-name="T2">имеет методы:</text:span></text:h>
      <text:p text:style-name="P11"><text:tab/><text:tab/><text:span text:style-name="T3">«</text:span><text:span text:style-name="T4">index» - возвращает список жестов, с учетом фильтров </text:span><text:span text:style-name="T5">(шаблон ответа в формате json в приложении «jest_index.json»)</text:span></text:p>
      <text:p text:style-name="P6"><text:tab/><text:tab/>Входящие параметры:</text:p>
      <text:p text:style-name="P11">- Illuminate\Http\Request<text:span text:style-name="T2"> ($request) — входящий запрос. Запрос может содержать параметры:</text:span></text:p>
      <text:list xml:id="list1927525002" text:style-name="L1">
        <text:list-item>
          <text:p text:style-name="P37"><text:span text:style-name="T2">«id_word» - ИД слова, к которому привязан жест; </text:span><text:span text:style-name="T14">Является обязательным</text:span></text:p>
        </text:list-item>
        <text:list-item>
          <text:p text:style-name="P38">«id_style» - ИД типа перевода (srd_surd_style)</text:p>
        </text:list-item>
        <text:list-item>
          <text:p text:style-name="P38">«id_dialect» - ИД диалекта</text:p>
        </text:list-item>
        <text:list-item>
          <text:p text:style-name="P38">«id_tema» - ИД темы</text:p>
        </text:list-item>
        <text:list-item>
          <text:p text:style-name="P38">«id_actual» - ИД актуальности</text:p>
        </text:list-item>
        <text:list-item>
          <text:p text:style-name="P38">«id_jest_obraz» - ИД жеста, который является образом для искомого</text:p>
        </text:list-item>
        <text:list-item>
          <text:p text:style-name="P38">«id_jest_paradigm» - ИД жеста, который является парадигмой для искомого</text:p>
        </text:list-item>
        <text:list-item>
          <text:p text:style-name="P38">«id_vid» - ИД вида</text:p>
        </text:list-item>
        <text:list-item>
          <text:p text:style-name="P38">«hand_double» - двуручный ли жест. Принимает 1 или 0 (true/false)</text:p>
        </text:list-item>
        <text:list-item>
          <text:p text:style-name="P38">«id_conf_begin» - ИД начальной конфигурации основной руки</text:p>
        </text:list-item>
        <text:list-item>
          <text:p text:style-name="P38">«id_conf_end» - ИД конечной конфигурации основной руки</text:p>
        </text:list-item>
        <text:list-item>
          <text:p text:style-name="P38">«id_off_conf_begin» - ИД начальной конфигурации вспомогательной руки</text:p>
        </text:list-item>
        <text:list-item>
          <text:p text:style-name="P38">«id_off_conf_end» - ИД конечной конфигурации вспомогательной руки</text:p>
        </text:list-item>
      </text:list>
      <text:p text:style-name="P21">Метод имеет фильтр девиантных слов и возвращает жесты со значением поля «deviant» = 0. <text:span text:style-name="T20">Так же имеет фильтр по полю «admin_checked» = 1</text:span></text:p>
      <text:p text:style-name="P4"><text:tab/><text:tab/><text:span text:style-name="T3">«</text:span><text:span text:style-name="T5">search</text:span><text:span text:style-name="T3">» - </text:span><text:span text:style-name="T5">возвращает список жестов по части его названия (шаблон ответа в формате json в приложении «jest_search.json»)</text:span></text:p>
      <text:p text:style-name="P4"><text:tab/><text:tab/>Входящие параметры:</text:p>
      <text:p text:style-name="P13">- Illuminate\Http\Request<text:span text:style-name="T2"> ($request) — входящий запрос. Запрос может содержать параметры:</text:span></text:p>
      <text:list xml:id="list114951281514104" text:continue-numbering="true" text:style-name="L1">
        <text:list-item>
          <text:p text:style-name="P40">«<text:span text:style-name="T15">search</text:span>» - <text:span text:style-name="T15">часть названия жеста</text:span>; <text:span text:style-name="T13">Является обязательным</text:span></text:p>
        </text:list-item>
      </text:list>
      <text:p text:style-name="P22"><text:soft-page-break/>Метод имеет фильтр девиантных слов и возвращает жесты со значением поля «deviant» = 0. <text:span text:style-name="T20">Так же имеет фильтр по полю «admin_checked» = 1</text:span></text:p>
      <text:p text:style-name="P5"><text:tab/><text:tab/><text:span text:style-name="T3">«</text:span><text:span text:style-name="T6">show</text:span><text:span text:style-name="T3">» - </text:span><text:span text:style-name="T5">возвращает </text:span><text:span text:style-name="T6">всю информацию о жесте по его ИД</text:span><text:span text:style-name="T5">(шаблон ответа в формате json в приложении «jest_</text:span><text:span text:style-name="T6">show</text:span><text:span text:style-name="T5">.json»)</text:span></text:p>
      <text:p text:style-name="P8"><text:tab/><text:tab/>Входящие параметры:</text:p>
      <text:p text:style-name="P19">- <text:span text:style-name="T19">Int ($id) — получается из адреса запроса (*/jest/{$id}).</text:span></text:p>
      <text:p text:style-name="P23">Метод не имеет фильтра девиантных и не проверенных администратором жестов и возвращает любой жест, который есть в базе.</text:p>
      <text:p text:style-name="P24">Заключение по контроллеру:</text:p>
      <text:p text:style-name="P20">Контроллер, так же, содержит методы «store», «update», «destroy» - методы обработки информации. Сохранение, обновление существующей, удаление записей соответственно. Данные методы в данный момент не выполняют своих функций, в связи с отсутствием в них логики обработки информации. Методы «store» и «update» имеют высокий приоритет разработки, но для их разработки необходимы входящие данные, которые должны формироваться на веб форме. Они должны быть защищены авторизацией с помощью «middleware».</text:p>
      <text:h text:style-name="Heading_20_4" text:outline-level="4"><text:tab/>«WordApiController» - <text:span text:style-name="T2">имеет методы:</text:span></text:h>
      <text:p text:style-name="P20"><text:span text:style-name="T3"><text:tab/><text:tab/>«</text:span><text:span text:style-name="T4">index» - возвращает список </text:span><text:span text:style-name="T7">слов</text:span><text:span text:style-name="T4">, с учетом фильтров.</text:span><text:span text:style-name="T7"> Если фильтры не заданы — возвращает 200 слов, отсортированных по возрастанию значения кода символа в слове </text:span><text:span text:style-name="T5">(шаблон ответа в формате json в приложении «</text:span><text:span text:style-name="T7">word_</text:span><text:span text:style-name="T5">index.json»)</text:span></text:p>
      <text:p text:style-name="P7"><text:tab/><text:tab/>Входящие параметры:</text:p>
      <text:p text:style-name="P12">- Illuminate\Http\Request<text:span text:style-name="T2"> ($request) — входящий запрос. Запрос может содержать параметры:</text:span></text:p>
      <text:list xml:id="list114952123627880" text:continue-numbering="true" text:style-name="L1">
        <text:list-item>
          <text:p text:style-name="P39">«search» - часть слова, по которому производится поиск;</text:p>
        </text:list-item>
        <text:list-item>
          <text:p text:style-name="P39">«id_style» - ИД типа перевода (srd_surd_style)</text:p>
        </text:list-item>
        <text:list-item>
          <text:p text:style-name="P39">«id_dialect» - ИД диалекта</text:p>
        </text:list-item>
        <text:list-item>
          <text:p text:style-name="P39">«id_tema» - ИД темы</text:p>
        </text:list-item>
        <text:list-item>
          <text:p text:style-name="P39">«id_actual» - ИД актуальности</text:p>
        </text:list-item>
        <text:list-item>
          <text:p text:style-name="P39">«id_jest_obraz» - ИД жеста, который является образом для искомого</text:p>
        </text:list-item>
        <text:list-item>
          <text:p text:style-name="P39">«id_jest_paradigm» - ИД жеста, который является парадигмой для искомого</text:p>
        </text:list-item>
        <text:list-item>
          <text:p text:style-name="P39">«id_vid» - ИД вида</text:p>
        </text:list-item>
        <text:list-item>
          <text:p text:style-name="P39">«hand_double» - двуручный ли жест. Принимает 1 или 0 (true/false)</text:p>
        </text:list-item>
        <text:list-item>
          <text:p text:style-name="P39">«id_conf_begin» - ИД начальной конфигурации основной руки</text:p>
        </text:list-item>
        <text:list-item>
          <text:p text:style-name="P39">«id_conf_end» - ИД конечной конфигурации основной руки</text:p>
        </text:list-item>
        <text:list-item>
          <text:p text:style-name="P39">«id_off_conf_begin» - ИД начальной конфигурации вспомогательной руки</text:p>
        </text:list-item>
        <text:list-item>
          <text:p text:style-name="P41">«id_off_conf_end» - ИД конечной конфигурации вспомогательной руки</text:p>
        </text:list-item>
      </text:list>
      <text:p text:style-name="P14"><text:soft-page-break/>Метод имеет фильтр девиантных слов <text:span text:style-name="T21">и возвращает слова</text:span> со значением поля «deviant» = 0. </text:p>
      <text:p text:style-name="P15">Заключение по контроллеру:</text:p>
      <text:p text:style-name="P15">Контроллер так же имеет незадействованные методы «store», «show», «update», «destroy». Данные методы вряд ли будут использоваться в системе, так как взаимодействие со словами происходит неотрывно от взаимодействия с жестами и добавление новых слов должно быть реализовано при добавлении/изменении жеста. Так же нужно решить проблему с разделением девиантных слов при внесении их в базу.</text:p>
      <text:h text:style-name="P55" text:outline-level="4"><text:tab/><text:span text:style-name="T22">Группа контроллеров </text:span>«<text:span text:style-name="T22">Hns*</text:span>Controller» - <text:span text:style-name="T2">имеет методы:</text:span></text:h>
      <text:p text:style-name="P16">(HnsLocationNotationController, HnsLocationDiacriticController, HnsSymMarkerController, HnsOrientationDiacriticController, HnsOrientationNotationController, HnsFingercollideNotationController, HnsFingersController, HnsFingersmodeController, HnsThumbmodeController, <text:span text:style-name="T23">HnsConfigNotationController</text:span>, HnsMoveNotationController, HnsMoveDiacriticsController)</text:p>
      <text:p text:style-name="Text_20_body"><text:span text:style-name="T9"><text:tab/><text:tab/>«</text:span><text:span text:style-name="T8">store</text:span><text:span text:style-name="T4">» - </text:span><text:span text:style-name="T8">сохраняет </text:span><text:span text:style-name="T10">данные</text:span></text:p>
      <text:p text:style-name="P9"><text:tab/><text:tab/>Входящие параметры:</text:p>
      <text:p text:style-name="P25">- App\Http\Requests\StoreConfigNotationRequest<text:span text:style-name="T2"> ($request) — входящий запрос с подключенной валидацией входящих данных. Запрос может содержать параметры:</text:span></text:p>
      <text:list xml:id="list3954363289" text:style-name="L2">
        <text:list-item>
          <text:p text:style-name="P42">name — <text:span text:style-name="T26">название для записи в соответствующей таблице; </text:span><text:span text:style-name="T24">обязательный; строка; от 1 до 128 символов длинной</text:span></text:p>
        </text:list-item>
        <text:list-item>
          <text:p text:style-name="P43">file — файл изображения; <text:span text:style-name="T13">необязательный; до 5000 Кбайт размером.</text:span></text:p>
        </text:list-item>
      </text:list>
      <text:p text:style-name="P33">После удачного выполнения возвращает «ok» с кодом 200.</text:p>
      <text:p text:style-name="P33">Заключение по контроллеру:</text:p>
      <text:p text:style-name="P26"><text:span text:style-name="T27">Необходимо дописать базовые методы во все перечисленные выше контроллеры, взяв за основу <text:s/>«</text:span><text:span text:style-name="T25">HnsConfigNotationController</text:span><text:span text:style-name="T28">». </text:span></text:p>
      <text:h text:style-name="Heading_20_3" text:outline-level="3">«/<text:span text:style-name="T2">app/Http/Controllers/External/*»</text:span></text:h>
      <text:h text:style-name="Heading_20_4" text:outline-level="4"><text:tab/>«<text:span text:style-name="T29">DictionaryController</text:span>» - <text:span text:style-name="T2">имеет методы:</text:span></text:h>
      <text:p text:style-name="P1"><text:span text:style-name="T9"><text:tab/><text:tab/>«</text:span><text:span text:style-name="T11">index</text:span><text:span text:style-name="T4">» - </text:span><text:span text:style-name="T11">возвращает данные для фильтров на главной странице.</text:span></text:p>
      <text:p text:style-name="P10"><text:tab/>А именно: «actuality», «translation», «dialect», «theme», «configs», «vids».</text:p>
      <text:p text:style-name="P27"><text:tab/><text:tab/><text:span text:style-name="T3">«</text:span><text:span text:style-name="T11">alone» - возвращает страницу по ИД жеста.</text:span></text:p>
      <text:p text:style-name="P17">Заключение по контроллеру:</text:p>
      <text:p text:style-name="P17">Контроллер носит временных характер и был создан для быстрого решения глобальных проблем, связанных с организацией данных. Данный контроллер необходимо упразднить и создать два контроллера:</text:p>
      <text:p text:style-name="P17">1) Должен возвращать «View» всех страниц сайта и называться «PageController» и не нести других функций</text:p>
      <text:p text:style-name="P17"><text:soft-page-break/>2) Должен служить репозиторием данных. Он должен возвращать часто используемые комбинации данных, например настройки фильтров, как метод «index» в этом контроллере.</text:p>
      <text:h text:style-name="P53" text:outline-level="3">«/<text:span text:style-name="T2">app/Http/Controllers/*»</text:span></text:h>
      <text:h text:style-name="Heading_20_4" text:outline-level="4"><text:tab/>«<text:span text:style-name="T30">DataTableController</text:span>» - <text:span text:style-name="T2">имеет методы:</text:span></text:h>
      <text:p text:style-name="P2"><text:span text:style-name="T9"><text:tab/><text:tab/>«</text:span><text:span text:style-name="T12">page</text:span><text:span text:style-name="T4">» - </text:span><text:span text:style-name="T11">Передает название страницы в блейд, а блейд в Vue компонент</text:span></text:p>
      <text:p text:style-name="P18">Заключение по контроллеру:</text:p>
      <text:p text:style-name="P18">Контроллер носит временных характер и был создан только для возврата «View» единственной страницы. Данный контроллер необходимо упразднить и перенести функционал, в выше упомянутый, «PageController».</text:p>
      <text:h text:style-name="Heading_20_3" text:outline-level="3">«/<text:span text:style-name="T2">app/Models/*»</text:span></text:h>
      <text:p text:style-name="P28">Все модели подробно описаны внутри самих файлов моделей. Подробнее о методах моделей можно прочитать в официальной документации (<text:a xlink:type="simple" xlink:href="https://laravel.com/docs/5.8/eloquent" text:style-name="Internet_20_link" text:visited-style-name="Visited_20_Internet_20_Link">https://laravel.com/docs/5.8/eloquent</text:a>), там они достаточно подробно описаны и всё что необходимо о них знать можно найти там.</text:p>
      <text:p text:style-name="P28">Среди всех моделей можно выделить только 2, в которых реализованы фильтры, <text:span text:style-name="T31">через так</text:span> называемые «Scope» методы <text:span text:style-name="T31">(</text:span><text:a xlink:type="simple" xlink:href="https://laravel.com/docs/5.8/eloquent#local-scopes" text:style-name="Internet_20_link" text:visited-style-name="Visited_20_Internet_20_Link"><text:span text:style-name="T31">https://laravel.com/docs/5.8/eloquent#local-scopes</text:span></text:a><text:span text:style-name="T31">) </text:span></text:p>
      <text:h text:style-name="Heading_20_4" text:outline-level="4"><text:tab/>«<text:span text:style-name="T31">Surdo/Word»</text:span></text:h>
      <text:p text:style-name="P29">Модель таблицы «words», в ней, так же как и во всех моделях, описаны методы, которые строят Relationship (связи) между всеми моделями, эти связи соответствуют связям между таблицами в базе данных. Помимо методов relationship данная модель имеет методы фильтров, которые позволяют фильтровать данные, по связи с другими таблицами.</text:p>
      <text:p text:style-name="P29"><text:tab/><text:tab/><text:span text:style-name="T3">«scopeOfFilter» - </text:span><text:span text:style-name="T16">получает именованный массив в виде параметра и в соответствии с каждым элементом этого массива, фильтрует данные. Добавление новых значений фильтра идет методом дублирования части существующего кода. Про возможные фильтры описано в комментарии к методу.</text:span></text:p>
      <text:p text:style-name="P30"><text:span text:style-name="T3"><text:tab/><text:tab/>«scopeAdminChecked» - </text:span><text:span text:style-name="T17">фильтрует по полю «admin_checked» в </text:span><text:span text:style-name="T18">таблице жеста</text:span></text:p>
      <text:h text:style-name="Heading_20_4" text:outline-level="4"><text:span text:style-name="T17"><text:tab/></text:span>«Surdo/<text:span text:style-name="T32">Jest</text:span>»</text:h>
      <text:p text:style-name="P31">В модели реализованы простые фильтры по полям в текущей модели, описание к каждому написано и название каждого из методов говорит само за себя («scopeOf{название столбца таблицы}»).</text:p>
      <text:h text:style-name="Heading_20_4" text:outline-level="4">Заключение.</text:h>
      <text:p text:style-name="P32">По мере обновления структуры базы данных необходимо обновлять структуру моделей, для корректной работы ИС в будущем. Скорость работы системы во многом зависит от качества написания моделей и методов фильтрации, в любой ситуации необходимо минимизировать количество запросов к базе данных и добиваться «статичности» этого значения.</text:p>
      <text:p text:style-name="P34"/>
      <text:p text:style-name="P35"/>
      <text:h text:style-name="P54" text:outline-level="3"><text:soft-page-break/>Маршруты</text:h>
      <text:p text:style-name="P35">Список всех маршрутов лежит в приложении «routes.txt»</text:p>
      <text:p text:style-name="P47">Маршруты описаны с разделением на категории, в одной категории подробно будут описаны только типовые маршруты, которые можно перенести на остальные маршруты этой категории.</text:p>
      <text:p text:style-name="P47">Большое количество однообразных маршрутов обусловлено RESTful архитектурой, которая легла в основу расположения логики данного проекта. RESTful архитектура требует для каждого отдельного контроллера, в данном случае контроллеров для каждой таблицы (модели) базы данных, отдельной группы маршрутов, охватывающий все CRUD (create, update, drop) методы.</text:p>
      <text:h text:style-name="P56" text:outline-level="4">GET: api/data</text:h>
      <text:p text:style-name="P48">Данный маршрут возвращает метод External\<text:a xlink:type="simple" xlink:href="mailto:DictionaryController@index" text:style-name="Internet_20_link" text:visited-style-name="Visited_20_Internet_20_Link">DictionaryController@index</text:a>. Маршрут защищен посредником «web».</text:p>
      <text:h text:style-name="P56" text:outline-level="4">GET: api/v1/jest</text:h>
      <text:p text:style-name="P48">Данный маршрут возвращает список жестов привязанных к определенному слову (App\Http\Controllers\Api\pub\v1\JestApiController@index). Маршрут поддерживает фильтрацию данных. Маршрут защищен посредником «api».</text:p>
      <text:h text:style-name="P56" text:outline-level="4">GET: api/v1/search</text:h>
      <text:p text:style-name="P48">Данный маршрут выполняет поиск жеста по части его названия (App\Http\Controllers\Api\pub\v1\<text:a xlink:type="simple" xlink:href="mailto:JestApiController@search" text:style-name="Internet_20_link" text:visited-style-name="Visited_20_Internet_20_Link">JestApiController@search</text:a>). Маршрут защищен посредником «api».</text:p>
      <text:h text:style-name="P57" text:outline-level="4">GET: api/v1/word</text:h>
      <text:p text:style-name="P49">Данный маршрут выполняет метод <text:span text:style-name="T33">App\Http\Controllers\Api\pub\v1\</text:span><text:a xlink:type="simple" xlink:href="mailto:WordApiController@index" text:style-name="Internet_20_link" text:visited-style-name="Visited_20_Internet_20_Link">WordApiController@index</text:a>. Принимает несколько аргументов: для поиска по части слова и фильтрация возвращаемых слов на уровне базы данных. Маршрут защищен посредником «api».</text:p>
      <text:p text:style-name="P49"/>
      <text:p text:style-name="P36"/>
      <text:p text:style-name="P32">Осталось описать:</text:p>
      <text:list xml:id="list4186775860" text:style-name="L3">
        <text:list-item>
          <text:p text:style-name="P44">файлы ресурсов (vue компоненты)</text:p>
        </text:list-item>
        <text:list-item>
          <text:p text:style-name="P44">маршруты</text:p>
        </text:list-item>
        <text:list-item>
          <text:p text:style-name="P44">принцип работы авторизации API запросов (?)</text:p>
        </text:list-item>
        <text:list-item>
          <text:p text:style-name="P45">что не реализовано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Иванович Фадеев</meta:initial-creator>
    <meta:creation-date>2019-07-01T16:15:22.566758165</meta:creation-date>
    <dc:date>2019-07-09T11:49:49.835330132</dc:date>
    <dc:creator>Егор Иванович Фадеев</dc:creator>
    <meta:editing-duration>PT1H3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6" meta:paragraph-count="107" meta:word-count="1208" meta:character-count="9560" meta:non-whitespace-character-count="8442"/>
  </office:meta>
</office:document-meta>
</file>